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e126e" officeooo:paragraph-rsid="000e126e"/>
    </style:style>
    <style:style style:name="P2" style:family="paragraph" style:parent-style-name="Standard">
      <style:text-properties officeooo:rsid="000f479b" officeooo:paragraph-rsid="000f479b"/>
    </style:style>
    <style:style style:name="P3" style:family="paragraph" style:parent-style-name="Standard">
      <style:text-properties officeooo:rsid="00113e3f" officeooo:paragraph-rsid="00113e3f"/>
    </style:style>
    <style:style style:name="P4" style:family="paragraph" style:parent-style-name="Standard">
      <style:text-properties fo:font-weight="bold" officeooo:rsid="000e126e" officeooo:paragraph-rsid="000e126e" style:font-weight-asian="bold" style:font-weight-complex="bold"/>
    </style:style>
    <style:style style:name="P5" style:family="paragraph" style:parent-style-name="Standard">
      <style:text-properties fo:font-weight="bold" officeooo:rsid="000f479b" officeooo:paragraph-rsid="000f479b"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font-weight="bold" officeooo:rsid="0018042f" officeooo:paragraph-rsid="0018042f" style:font-weight-asian="bold" style:font-weight-complex="bold"/>
    </style:style>
    <style:style style:name="P8" style:family="paragraph" style:parent-style-name="Standard">
      <style:paragraph-properties fo:text-align="center" style:justify-single-word="false"/>
      <style:text-properties fo:font-size="16pt" fo:font-weight="bold" officeooo:rsid="000e126e" officeooo:paragraph-rsid="000e126e"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officeooo:rsid="0018042f" officeooo:paragraph-rsid="0018042f"/>
    </style:style>
    <style:style style:name="P11" style:family="paragraph" style:parent-style-name="Standard">
      <style:paragraph-properties fo:text-align="justify" style:justify-single-word="false"/>
      <style:text-properties officeooo:rsid="00153cf7" officeooo:paragraph-rsid="00153cf7"/>
    </style:style>
    <style:style style:name="P12" style:family="paragraph" style:parent-style-name="Standard" style:list-style-name="L1">
      <style:paragraph-properties fo:text-align="justify" style:justify-single-word="false"/>
      <style:text-properties officeooo:rsid="000f479b" officeooo:paragraph-rsid="000f479b"/>
    </style:style>
    <style:style style:name="P13" style:family="paragraph" style:parent-style-name="Standard">
      <style:paragraph-properties fo:text-align="justify" style:justify-single-word="false"/>
      <style:text-properties officeooo:rsid="0019d6a4" officeooo:paragraph-rsid="0019d6a4"/>
    </style:style>
    <style:style style:name="P14" style:family="paragraph" style:parent-style-name="Standard">
      <style:paragraph-properties fo:text-align="justify" style:justify-single-word="false"/>
      <style:text-properties officeooo:rsid="00113e3f" officeooo:paragraph-rsid="00113e3f"/>
    </style:style>
    <style:style style:name="P15" style:family="paragraph" style:parent-style-name="Standard">
      <style:paragraph-properties fo:text-align="justify" style:justify-single-word="false"/>
      <style:text-properties officeooo:rsid="00135d15" officeooo:paragraph-rsid="00135d15"/>
    </style:style>
    <style:style style:name="P16" style:family="paragraph" style:parent-style-name="Standard">
      <style:paragraph-properties fo:text-align="justify" style:justify-single-word="false"/>
      <style:text-properties officeooo:rsid="00135d15" officeooo:paragraph-rsid="00153cf7"/>
    </style:style>
    <style:style style:name="P17" style:family="paragraph" style:parent-style-name="Standard">
      <style:paragraph-properties fo:text-align="justify" style:justify-single-word="false"/>
      <style:text-properties officeooo:rsid="0016301b" officeooo:paragraph-rsid="0016301b"/>
    </style:style>
    <style:style style:name="P18" style:family="paragraph" style:parent-style-name="Standard">
      <style:paragraph-properties fo:text-align="justify" style:justify-single-word="false"/>
      <style:text-properties officeooo:rsid="0018042f" officeooo:paragraph-rsid="0018042f"/>
    </style:style>
    <style:style style:name="T1" style:family="text">
      <style:text-properties fo:font-weight="bold" style:font-weight-asian="bold" style:font-weight-complex="bold"/>
    </style:style>
    <style:style style:name="T2" style:family="text">
      <style:text-properties fo:font-weight="bold" officeooo:rsid="0015034b"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35d15"/>
    </style:style>
    <style:style style:name="T5" style:family="text">
      <style:text-properties officeooo:rsid="0019d6a4"/>
    </style:style>
    <style:style style:name="T6" style:family="text">
      <style:text-properties officeooo:rsid="001a11a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
      <text:p text:style-name="P8"/>
      <text:p text:style-name="P8"/>
      <text:p text:style-name="P8">Proposition de démarche pour entrer dans le sujet et dans les bases de données mises à disposition</text:p>
      <text:p text:style-name="P1"/>
      <text:p text:style-name="P4"/>
      <text:p text:style-name="P4"/>
      <text:p text:style-name="P4"/>
      <text:p text:style-name="P4"/>
      <text:p text:style-name="P4">1/ Découverte des bases de données qui seront mobilisées :</text:p>
      <text:p text:style-name="P3"/>
      <text:p text:style-name="P14">LR-WIOD (1965-2000) : Long-run WIOD : <text:a xlink:type="simple" xlink:href="https://www.rug.nl/ggdc/valuechain/long-run-wiod?lang=en" text:style-name="Internet_20_link" text:visited-style-name="Visited_20_Internet_20_Link">https://www.rug.nl/ggdc/valuechain/long-run-wiod?lang=en</text:a></text:p>
      <text:p text:style-name="P14">WIOD (2000-2014) : <text:a xlink:type="simple" xlink:href="https://www.rug.nl/ggdc/valuechain/wiod/wiod-2016-release" text:style-name="Internet_20_link" text:visited-style-name="Visited_20_Internet_20_Link">https://www.rug.nl/ggdc/valuechain/wiod/wiod-2016-release</text:a></text:p>
      <text:p text:style-name="P14">FIGARO (2010-2014) : <text:a xlink:type="simple" xlink:href="https://ec.europa.eu/eurostat/fr/web/esa-supply-use-input-tables/figaro" text:style-name="Internet_20_link" text:visited-style-name="Visited_20_Internet_20_Link">https://ec.europa.eu/eurostat/fr/web/esa-supply-use-input-tables/figaro</text:a></text:p>
      <text:p text:style-name="P14">S’appuyer sur le fichier XLS « StructDocs et TabPass…. » pour voir la structure des bases ainsi que les tables de passages entres nomenclatures géographiques et de branche (<text:span text:style-name="T3">Industry</text:span>)</text:p>
      <text:p text:style-name="P1"/>
      <text:p text:style-name="P4">2/ Découverte du MRIO Ecole sous Excel pour première manipulation d’un MRIO</text:p>
      <text:p text:style-name="P1"/>
      <text:p text:style-name="P15">Voir fichier XLS MRIO-ECOLE : Vérifier les égalités comptables, vérifier l’interprétation de chaque sous-matrice-bloc. </text:p>
      <text:p text:style-name="P1"/>
      <text:p text:style-name="P4">3/ Manipulation du MRIO Ecole sous R</text:p>
      <text:p text:style-name="P1"/>
      <text:p text:style-name="P15">S’appuyer sur le tuto. Attention a bien garder les fonctions au même niveau que le Rmd car elles sont nécessaires pour manipuler le MRIO ECOLE.</text:p>
      <text:p text:style-name="P1"/>
      <text:p text:style-name="P4">4/ Lecture de la littérature associée au projet</text:p>
      <text:p text:style-name="P1"/>
      <text:p text:style-name="P11">S appuyer en premier lieu sur la partie linkage du Hambye <text:span text:style-name="T6">uis dans un second temps sur Antras et Chor.</text:span></text:p>
      <text:p text:style-name="P1"/>
      <text:p text:style-name="P4">5/ Tests et mise en œuvre sur MRIO ECOLE sous R : les codes seront suffisamment généralistes pour être déclinés aux vrais MRIO</text:p>
      <text:p text:style-name="Standard"/>
      <text:p text:style-name="P11">Tester notamment la fonction HEM et ses variantes amont/aval.</text:p>
      <text:p text:style-name="P11">Rajouter à cette fonction la possibilité de normalisation du résultat.</text:p>
      <text:p text:style-name="P17">S’appuyer sur le Hambye pour tester la formule de Temurshoev qui simplifie le calcul de l’indicateur HEM et permettra d’envisager de l’analyser en temporel (sinon avec la formule il y aura sûrement un problème de performance qui se posera).</text:p>
      <text:p text:style-name="P11">Créer les fonctions de backward / forward linkage en version normalisée et en utilisant la dimension multirégionale pour séparer les effets domestiques des effets importés.</text:p>
      <text:p text:style-name="P13">Essayer de mettre en place l’indicateur d’Antras et Chor.</text:p>
      <text:p text:style-name="P11">Analyser ces différents indicateurs en temporel.</text:p>
      <text:p text:style-name="P16">Eviter dans la mesure du possible de fixer des dimensions en dur (propres à chaque MRIO).</text:p>
      <text:p text:style-name="Standard"/>
      <text:p text:style-name="P5">6/ Déclinaison sur chacun des 3 MRIO <text:span text:style-name="T4">pour reconstituer la période 1965-2020, </text:span>avec 2 vérifications importantes : </text:p>
      <text:p text:style-name="P5"><text:soft-page-break/></text:p>
      <text:list xml:id="list1159495810" text:style-name="L1">
        <text:list-item>
          <text:p text:style-name="P12">Passage de l’année 2000 : Changement de nomenclature : NAF Rev.1 avant 2000 et NAF Rev.2 après 2000.</text:p>
        </text:list-item>
        <text:list-item>
          <text:p text:style-name="P12">Recouvrement des années 2000 à 2014 par les bases WIOD et FIGARO : Comparer si les messages sont cohérents.</text:p>
          <text:p text:style-name="P12"/>
        </text:list-item>
      </text:list>
      <text:p text:style-name="P14">Pour vérifier les recoupements il sera utile d’agréger les données dans une nomenclature commune ou proche.</text:p>
      <text:p text:style-name="P14"/>
      <text:p text:style-name="P18">Comparer les trajectoires entre pays, en commençant par France-Allemagne, puis en élargissant à ‘autres pays (USA, CHN, reconstituer un agrégat ‘Europe’ etc...)</text:p>
      <text:p text:style-name="P2"/>
      <text:p text:style-name="P7">7/ Réfléchir avec l’encadrant à la mise en place d’un indicateur de latence temporelle</text:p>
      <text:p text:style-name="P10"/>
      <text:p text:style-name="P18">En s’appuyant sur la littérature de lead time, et éventuellement des bases de données associées, et en utilisant la décomposition en puissances de la matrice inverse de Léontief à laquelle on attribuera des coefficients de latence temporelle. <text:span text:style-name="T5">Voir note du CAE et de l’IPP.</text:span></text:p>
      <text:p text:style-name="P10"/>
      <text:p text:style-name="P10"/>
      <text:p text:style-name="P10"/>
      <text:p text:style-name="Standard"/>
      <text:p text:style-name="P9"><text:span text:style-name="T1">Sujet </text:span><text:span text:style-name="T2">4</text:span></text:p>
      <text:p text:style-name="P6">Titre : Construire un indicateur de dépendance économique et décrire son évolution depuis 1965</text:p>
      <text:p text:style-name="P9">De récentes bases de données sectorielles inter-pays (entre 25 et 45 pays par base) permettent d’analyser l’évolution de la structure sectorielle d’un pays donné, mais aussi l’évolution des relations commerciales qui lient les pays entre eux. Elles permettent notamment de faire des analyses en ‘chaînes de valeurs’ et décrivant les transferts (de valeur ajoutée, d’emplois, d’émissions carbone) à chaque étape de la chaine de valeur. Cela permet de d’identifier de manière relativement fine ‘qui transmet à qui’. </text:p>
      <text:p text:style-name="P9">Une première partie descriptive du projet consistera à décrire sur longue période 1965-2020 l’évolution de ces indicateurs pour la France et éventuellement en comparaison avec d’autres pays. </text:p>
      <text:p text:style-name="P9">La mondialisation crée des dépendances vis à vis des fournisseurs, comme la période COVID a pu le mettre en avant. </text:p>
      <text:p text:style-name="P9">Une seconde partie du projet s’attachera à construire un ou plusieurs indicateur(s) de dépendance économique afin d’identifier les branches de l’économie les plus fragiles sur la période étudiée. Il faudra attacher une importance particulière à la robustesse de l’indicateur, ainsi qu’à l’équilibre complexité/interprétabilité.</text:p>
      <text:p text:style-name="P9">L’indicateur, ou les indicateurs qui seront construits seront enfin analysés sur la période 1965-2021. Une analyse de type clustering pourra éventuellement être menée afin d’identifier les similarités de pattern de dépendance entre pays. </text:p>
      <text:p text:style-name="P9">Les données n’étant homogènes que par périodes, l’analyse pourra se <text:s/>décliner à plusieurs niveaux de détail.</text:p>
      <text:p text:style-name="P9">Méthodes : Analyse factorielle multiple, Indicateurs de ranking, cluster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FR" style:font-name-asian="Calibri" style:font-family-asian="Calibr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2T22:31:31.929000000</dc:date>
    <dc:creator>Alexandre Bourgeois</dc:creator>
    <meta:editing-duration>PT1H30M25S</meta:editing-duration>
    <meta:editing-cycles>11</meta:editing-cycles>
    <meta:generator>LibreOffice/7.2.6.2$Windows_X86_64 LibreOffice_project/b0ec3a565991f7569a5a7f5d24fed7f52653d754</meta:generator>
    <meta:document-statistic meta:table-count="0" meta:image-count="0" meta:object-count="0" meta:page-count="2" meta:paragraph-count="36" meta:word-count="687" meta:character-count="4603" meta:non-whitespace-character-count="3947"/>
  </office:meta>
</office:document-meta>
</file>